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rsid="001b0292" officeooo:paragraph-rsid="0025a744"/>
    </style:style>
    <style:style style:name="P9" style:family="paragraph" style:parent-style-name="Text_20_body">
      <style:paragraph-properties fo:text-align="justify" style:justify-single-word="false"/>
      <style:text-properties officeooo:rsid="002e8270" officeooo:paragraph-rsid="002e8270"/>
    </style:style>
    <style:style style:name="P10" style:family="paragraph" style:parent-style-name="Text_20_body">
      <style:paragraph-properties fo:text-align="justify" style:justify-single-word="false"/>
      <style:text-properties officeooo:rsid="0033f61a" officeooo:paragraph-rsid="0033f61a"/>
    </style:style>
    <style:style style:name="P11"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2"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3"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6"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7"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18"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19"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0"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1" style:family="paragraph" style:parent-style-name="Text_20_body">
      <style:paragraph-properties fo:text-align="justify" style:justify-single-word="false"/>
      <style:text-properties fo:font-style="normal" officeooo:rsid="00431594" officeooo:paragraph-rsid="00431594" fo:background-color="#ffff00" style:font-style-asian="normal" style:font-style-complex="normal"/>
    </style:style>
    <style:style style:name="P22"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23"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24"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25" style:family="paragraph" style:parent-style-name="Text_20_body">
      <style:text-properties officeooo:rsid="003e4239" officeooo:paragraph-rsid="003e4239"/>
    </style:style>
    <style:style style:name="P26" style:family="paragraph" style:parent-style-name="Text_20_body">
      <style:text-properties officeooo:paragraph-rsid="003e4239"/>
    </style:style>
    <style:style style:name="P27" style:family="paragraph" style:parent-style-name="Text_20_body">
      <style:text-properties officeooo:rsid="00579543" officeooo:paragraph-rsid="00579543"/>
    </style:style>
    <style:style style:name="P28" style:family="paragraph" style:parent-style-name="Text_20_body">
      <style:text-properties officeooo:rsid="0057b159" officeooo:paragraph-rsid="0057b159"/>
    </style:style>
    <style:style style:name="P29" style:family="paragraph" style:parent-style-name="Text_20_body">
      <style:text-properties officeooo:rsid="0057b159" officeooo:paragraph-rsid="007c05f1"/>
    </style:style>
    <style:style style:name="P30" style:family="paragraph" style:parent-style-name="Text_20_body">
      <style:text-properties officeooo:rsid="00653342" officeooo:paragraph-rsid="00653342"/>
    </style:style>
    <style:style style:name="P31" style:family="paragraph" style:parent-style-name="Text_20_body">
      <style:text-properties officeooo:rsid="006a81ce" officeooo:paragraph-rsid="006a81ce"/>
    </style:style>
    <style:style style:name="P32" style:family="paragraph" style:parent-style-name="Text_20_body">
      <style:text-properties officeooo:rsid="006a81ce" officeooo:paragraph-rsid="0078fc2c"/>
    </style:style>
    <style:style style:name="P33" style:family="paragraph" style:parent-style-name="Text_20_body">
      <style:text-properties officeooo:rsid="006a81ce" officeooo:paragraph-rsid="0057b159"/>
    </style:style>
    <style:style style:name="P34" style:family="paragraph" style:parent-style-name="Text_20_body">
      <style:text-properties officeooo:rsid="00771a87" officeooo:paragraph-rsid="00771a87"/>
    </style:style>
    <style:style style:name="P35" style:family="paragraph" style:parent-style-name="Text_20_body">
      <style:text-properties officeooo:rsid="007c05f1" officeooo:paragraph-rsid="007c05f1"/>
    </style:style>
    <style:style style:name="P36" style:family="paragraph" style:parent-style-name="Text_20_body">
      <style:text-properties officeooo:rsid="0062de02" officeooo:paragraph-rsid="0062de02"/>
    </style:style>
    <style:style style:name="P37" style:family="paragraph" style:parent-style-name="Text_20_body">
      <style:text-properties officeooo:rsid="0062de02" officeooo:paragraph-rsid="00829ff2"/>
    </style:style>
    <style:style style:name="P38" style:family="paragraph" style:parent-style-name="Text_20_body">
      <style:text-properties officeooo:rsid="0062de02" officeooo:paragraph-rsid="008317e6"/>
    </style:style>
    <style:style style:name="P39" style:family="paragraph" style:parent-style-name="Text_20_body">
      <style:text-properties officeooo:rsid="0062de02" officeooo:paragraph-rsid="0086045d"/>
    </style:style>
    <style:style style:name="P40" style:family="paragraph" style:parent-style-name="Text_20_body">
      <style:text-properties officeooo:rsid="00829ff2" officeooo:paragraph-rsid="00829ff2"/>
    </style:style>
    <style:style style:name="P41" style:family="paragraph" style:parent-style-name="Text_20_body">
      <style:text-properties officeooo:rsid="008317e6" officeooo:paragraph-rsid="008317e6"/>
    </style:style>
    <style:style style:name="P42" style:family="paragraph" style:parent-style-name="Text_20_body">
      <style:text-properties officeooo:paragraph-rsid="00653342"/>
    </style:style>
    <style:style style:name="P43" style:family="paragraph" style:parent-style-name="Text_20_body">
      <style:text-properties officeooo:rsid="0086045d" officeooo:paragraph-rsid="0086045d"/>
    </style:style>
    <style:style style:name="P44" style:family="paragraph" style:parent-style-name="Text_20_body">
      <style:text-properties officeooo:rsid="008afce7" officeooo:paragraph-rsid="008afce7"/>
    </style:style>
    <style:style style:name="P45" style:family="paragraph" style:parent-style-name="Text_20_body">
      <style:text-properties officeooo:rsid="0091bcb0" officeooo:paragraph-rsid="0091bcb0"/>
    </style:style>
    <style:style style:name="P46" style:family="paragraph" style:parent-style-name="Text_20_body">
      <style:text-properties officeooo:rsid="0091bcb0" officeooo:paragraph-rsid="00b233e9"/>
    </style:style>
    <style:style style:name="P47" style:family="paragraph" style:parent-style-name="Text_20_body">
      <style:text-properties officeooo:rsid="0098f74d" officeooo:paragraph-rsid="0098f74d"/>
    </style:style>
    <style:style style:name="P48" style:family="paragraph" style:parent-style-name="Text_20_body">
      <style:text-properties officeooo:rsid="009bd08c" officeooo:paragraph-rsid="009d03f3"/>
    </style:style>
    <style:style style:name="P49" style:family="paragraph" style:parent-style-name="Text_20_body">
      <style:text-properties officeooo:rsid="00a0e011" officeooo:paragraph-rsid="00a0e011"/>
    </style:style>
    <style:style style:name="P50" style:family="paragraph" style:parent-style-name="Text_20_body">
      <style:text-properties officeooo:rsid="00a25a4c" officeooo:paragraph-rsid="00a25a4c"/>
    </style:style>
    <style:style style:name="P51" style:family="paragraph" style:parent-style-name="Text_20_body">
      <style:text-properties officeooo:rsid="00a57ea8" officeooo:paragraph-rsid="00a57ea8"/>
    </style:style>
    <style:style style:name="P52" style:family="paragraph" style:parent-style-name="Text_20_body">
      <style:text-properties officeooo:rsid="00b7b032" officeooo:paragraph-rsid="00b7b032"/>
    </style:style>
    <style:style style:name="P53" style:family="paragraph" style:parent-style-name="Text_20_body">
      <style:text-properties officeooo:rsid="00b85c32" officeooo:paragraph-rsid="00b85c32"/>
    </style:style>
    <style:style style:name="P54" style:family="paragraph" style:parent-style-name="Text_20_body">
      <style:text-properties officeooo:rsid="008afce7" officeooo:paragraph-rsid="008c2c37"/>
    </style:style>
    <style:style style:name="P55" style:family="paragraph" style:parent-style-name="Text_20_body">
      <style:text-properties officeooo:rsid="008afce7" officeooo:paragraph-rsid="008afce7"/>
    </style:style>
    <style:style style:name="P56" style:family="paragraph" style:parent-style-name="Text_20_body">
      <style:text-properties officeooo:rsid="00bf0f2e" officeooo:paragraph-rsid="00bf0f2e"/>
    </style:style>
    <style:style style:name="P57" style:family="paragraph" style:parent-style-name="Text_20_body">
      <style:text-properties officeooo:rsid="00c2ba05" officeooo:paragraph-rsid="00c2ba05"/>
    </style:style>
    <style:style style:name="P58" style:family="paragraph" style:parent-style-name="Text_20_body">
      <style:text-properties officeooo:rsid="00c2ba05" officeooo:paragraph-rsid="00c2ba05" fo:background-color="#ffff00"/>
    </style:style>
    <style:style style:name="P59" style:family="paragraph" style:parent-style-name="Text_20_body">
      <style:text-properties officeooo:rsid="00c6e0d4" officeooo:paragraph-rsid="00c6e0d4" fo:background-color="#ffff00"/>
    </style:style>
    <style:style style:name="P60" style:family="paragraph" style:parent-style-name="Text_20_body">
      <style:text-properties officeooo:rsid="00c73364" officeooo:paragraph-rsid="00c73364" fo:background-color="#ffff00"/>
    </style:style>
    <style:style style:name="P61" style:family="paragraph" style:parent-style-name="Text_20_body">
      <style:text-properties officeooo:rsid="00b85c32" officeooo:paragraph-rsid="00b85c32"/>
    </style:style>
    <style:style style:name="P62" style:family="paragraph" style:parent-style-name="Text_20_body">
      <style:text-properties officeooo:rsid="00c6e0d4" officeooo:paragraph-rsid="00c6e0d4"/>
    </style:style>
    <style:style style:name="P63" style:family="paragraph" style:parent-style-name="Text_20_body">
      <style:text-properties officeooo:rsid="00c6e0d4" officeooo:paragraph-rsid="00c8541b"/>
    </style:style>
    <style:style style:name="P64" style:family="paragraph" style:parent-style-name="Text_20_body">
      <style:text-properties officeooo:rsid="00b8e128" officeooo:paragraph-rsid="00cafc33"/>
    </style:style>
    <style:style style:name="P65" style:family="paragraph" style:parent-style-name="Heading_20_1">
      <style:paragraph-properties fo:text-align="center" style:justify-single-word="false"/>
    </style:style>
    <style:style style:name="P66"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fo:background-color="#ffff00" loext:char-shading-value="0"/>
    </style:style>
    <style:style style:name="T22" style:family="text">
      <style:text-properties officeooo:rsid="004f6334" fo:background-color="#ffff00" loext:char-shading-value="0"/>
    </style:style>
    <style:style style:name="T23" style:family="text">
      <style:text-properties officeooo:rsid="00a57ea8" fo:background-color="#ffff00" loext:char-shading-value="0"/>
    </style:style>
    <style:style style:name="T24" style:family="text">
      <style:text-properties officeooo:rsid="0086045d" fo:background-color="#ffff00" loext:char-shading-value="0"/>
    </style:style>
    <style:style style:name="T25" style:family="text">
      <style:text-properties officeooo:rsid="00653342" fo:background-color="#ffff00" loext:char-shading-value="0"/>
    </style:style>
    <style:style style:name="T26" style:family="text">
      <style:text-properties officeooo:rsid="00980bb0" fo:background-color="#ffff00" loext:char-shading-value="0"/>
    </style:style>
    <style:style style:name="T27" style:family="text">
      <style:text-properties officeooo:rsid="00957c6e" fo:background-color="#ffff00" loext:char-shading-value="0"/>
    </style:style>
    <style:style style:name="T28" style:family="text">
      <style:text-properties officeooo:rsid="0052bd42"/>
    </style:style>
    <style:style style:name="T29" style:family="text">
      <style:text-properties officeooo:rsid="0054b361"/>
    </style:style>
    <style:style style:name="T30" style:family="text">
      <style:text-properties officeooo:rsid="0056a3ca"/>
    </style:style>
    <style:style style:name="T31" style:family="text">
      <style:text-properties officeooo:rsid="00598937"/>
    </style:style>
    <style:style style:name="T32" style:family="text">
      <style:text-properties officeooo:rsid="005ae49b"/>
    </style:style>
    <style:style style:name="T33" style:family="text">
      <style:text-properties officeooo:rsid="005bfeb6"/>
    </style:style>
    <style:style style:name="T34" style:family="text">
      <style:text-properties officeooo:rsid="00653342"/>
    </style:style>
    <style:style style:name="T35" style:family="text">
      <style:text-properties officeooo:rsid="006857aa"/>
    </style:style>
    <style:style style:name="T36" style:family="text">
      <style:text-properties officeooo:rsid="006d2b09"/>
    </style:style>
    <style:style style:name="T37" style:family="text">
      <style:text-properties officeooo:rsid="00717ade"/>
    </style:style>
    <style:style style:name="T38" style:family="text">
      <style:text-properties officeooo:rsid="0079400a"/>
    </style:style>
    <style:style style:name="T39" style:family="text">
      <style:text-properties officeooo:rsid="007c05f1"/>
    </style:style>
    <style:style style:name="T40" style:family="text">
      <style:text-properties officeooo:rsid="007c26ed"/>
    </style:style>
    <style:style style:name="T41" style:family="text">
      <style:text-properties officeooo:rsid="007ccc0b"/>
    </style:style>
    <style:style style:name="T42" style:family="text">
      <style:text-properties officeooo:rsid="007f2b0b"/>
    </style:style>
    <style:style style:name="T43" style:family="text">
      <style:text-properties officeooo:rsid="007f353c"/>
    </style:style>
    <style:style style:name="T44" style:family="text">
      <style:text-properties officeooo:rsid="0084a4bf"/>
    </style:style>
    <style:style style:name="T45" style:family="text">
      <style:text-properties officeooo:rsid="0086045d"/>
    </style:style>
    <style:style style:name="T46" style:family="text">
      <style:text-properties officeooo:rsid="00868259"/>
    </style:style>
    <style:style style:name="T47" style:family="text">
      <style:text-properties officeooo:rsid="0086ecfb"/>
    </style:style>
    <style:style style:name="T48" style:family="text">
      <style:text-properties officeooo:rsid="008b7b1f"/>
    </style:style>
    <style:style style:name="T49" style:family="text">
      <style:text-properties officeooo:rsid="0091bcb0"/>
    </style:style>
    <style:style style:name="T50" style:family="text">
      <style:text-properties officeooo:rsid="0092afc6"/>
    </style:style>
    <style:style style:name="T51" style:family="text">
      <style:text-properties officeooo:rsid="00957c6e"/>
    </style:style>
    <style:style style:name="T52" style:family="text">
      <style:text-properties officeooo:rsid="0099e211"/>
    </style:style>
    <style:style style:name="T53" style:family="text">
      <style:text-properties officeooo:rsid="009d03f3"/>
    </style:style>
    <style:style style:name="T54" style:family="text">
      <style:text-properties officeooo:rsid="00a0e011"/>
    </style:style>
    <style:style style:name="T55" style:family="text">
      <style:text-properties officeooo:rsid="00a11756"/>
    </style:style>
    <style:style style:name="T56" style:family="text">
      <style:text-properties officeooo:rsid="00a197f4"/>
    </style:style>
    <style:style style:name="T57" style:family="text">
      <style:text-properties officeooo:rsid="00a333da"/>
    </style:style>
    <style:style style:name="T58" style:family="text">
      <style:text-properties officeooo:rsid="00a4987e"/>
    </style:style>
    <style:style style:name="T59" style:family="text">
      <style:text-properties officeooo:rsid="00a4f31b"/>
    </style:style>
    <style:style style:name="T60" style:family="text">
      <style:text-properties officeooo:rsid="00a57ea8"/>
    </style:style>
    <style:style style:name="T61" style:family="text">
      <style:text-properties officeooo:rsid="00a8d305"/>
    </style:style>
    <style:style style:name="T62" style:family="text">
      <style:text-properties officeooo:rsid="00b50685"/>
    </style:style>
    <style:style style:name="T63" style:family="text">
      <style:text-properties officeooo:rsid="00b7b032"/>
    </style:style>
    <style:style style:name="T64" style:family="text">
      <style:text-properties officeooo:rsid="00b85c32"/>
    </style:style>
    <style:style style:name="T65" style:family="text">
      <style:text-properties officeooo:rsid="00b8e128"/>
    </style:style>
    <style:style style:name="T66" style:family="text">
      <style:text-properties officeooo:rsid="00ba70a2"/>
    </style:style>
    <style:style style:name="T67" style:family="text">
      <style:text-properties officeooo:rsid="00bc45f6"/>
    </style:style>
    <style:style style:name="T68" style:family="text">
      <style:text-properties officeooo:rsid="008afce7"/>
    </style:style>
    <style:style style:name="T69" style:family="text">
      <style:text-properties officeooo:rsid="00c6e0d4"/>
    </style:style>
    <style:style style:name="T70" style:family="text">
      <style:text-properties officeooo:rsid="00c854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Семь вечностей</text:h>
      <text:p text:style-name="P1"/>
      <text:h text:style-name="P66" text:outline-level="2">I</text:h>
      <text:p text:style-name="P11">- <text:span text:style-name="T6">А-А-А-А-А-А-А-А!!!</text:span></text:p>
      <text:p text:style-name="P11"/>
      <text:p text:style-name="P13">Небеса выплюнули из себя нечто истошно кричащее и размахивающее в беспорядке конечностями. <text:span text:style-name="T10">С</text:span> башенной площадки <text:span text:style-name="T10">з</text:span>а падением наблюдали два аликорна.</text:p>
      <text:p text:style-name="P13"/>
      <text:p text:style-name="P13">- Это определённо не пегас. И вообще не пони, - заметила старшая.</text:p>
      <text:p text:style-name="P13">-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4"/>
      <text:p text:style-name="P14">Вопящая фигура поравнялась с аликорницами и продолжила низвержение в пропасть.</text:p>
      <text:p text:style-name="P14"/>
      <text:p text:style-name="P11">- <text:span text:style-name="T8">Ты права, - отозвалась старшая и раскрыла крылья. - Следует перехватить это создание, пока оно не разбилось.</text:span></text:p>
      <text:p text:style-name="P13">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3"/>
      <text:p text:style-name="P13">-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спрыгнула вниз.</text:span></text:p>
      <text:p text:style-name="P13">…</text:p>
      <text:p text:style-name="P12">(события Обмена)</text:p>
      <text:p text:style-name="P12">…</text:p>
      <text:p text:style-name="P16">Четыре года спустя…</text:p>
      <text:p text:style-name="P19"/>
      <text:p text:style-name="P21">(Краткий пересказ Обмена) Дворцовая жизнь Анона со всеми нюансами и регалиями. Сел загружена делами по горло и очень уставшая.</text:p>
      <text:p text:style-name="P15">…</text:p>
      <text:p text:style-name="P15"><text:span text:style-name="T20">(</text:span><text:span text:style-name="T22">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5"/>
      <text:p text:style-name="P18">Я ввалился в приёмную. Голова аликорницы покоилась на столе, глаза были закрыты. <text:span text:style-name="T15">При стуке двери лишь чуть дёрнулось ухо.</text:span></text:p>
      <text:p text:style-name="P18"><text:soft-page-break/>- <text:span text:style-name="T28">Сел, меня волнует состояние наших отношений в последнее время, - начал я издалека.</text:span></text:p>
      <text:p text:style-name="P18">- <text:span text:style-name="T28">Да? - пробормотала аликорница не открывая глаз.</text:span></text:p>
      <text:p text:style-name="P20"/>
      <text:p text:style-name="P20">Тут что-то не так, Анон!</text:p>
      <text:p text:style-name="P20"/>
      <text:p text:style-name="P15">- Как ты могла <text:span text:style-name="T19">вчера</text:span> заснуть во время секса?!! - <text:span text:style-name="T14">я возмущенно уставился на аликорницу.</text:span></text:p>
      <text:p text:style-name="P17">Селестия открыла один глаз и страдальчески улыбнулась.</text:p>
      <text:p text:style-name="P17">-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7">-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7"/>
      <text:p text:style-name="P24">(Сел <text:span text:style-name="T29">признаётся</text:span>, что устаёт ещё и от того, что беременна. Анон в шоке. <text:span text:style-name="T30">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24"/>
      <text:h text:style-name="P66" text:outline-level="2">II</text:h>
      <text:p text:style-name="P7"/>
      <text:h text:style-name="P66" text:outline-level="2">III</text:h>
      <text:p text:style-name="P7"/>
      <text:h text:style-name="P66" text:outline-level="2">IV</text:h>
      <text:p text:style-name="P7"/>
      <text:h text:style-name="P66" text:outline-level="2">V</text:h>
      <text:p text:style-name="P7"/>
      <text:h text:style-name="P66" text:outline-level="2">VI</text:h>
      <text:p text:style-name="P1"/>
      <text:h text:style-name="P66" text:outline-level="2">VII</text:h>
      <text:p text:style-name="P28">Двенадцать жеребят под присмотром <text:span text:style-name="T35">учительницы</text:span> <text:span text:style-name="T32">скучали в фойе</text:span>. Экскурсовод – <text:span text:style-name="T31">высокая сухопарая кобыла-единорог в твидовом жакете c собранной в строгую буклю гривой – строго обращалась к воспитательнице.</text:span></text:p>
      <text:p text:style-name="P28"><text:soft-page-break/>- <text:span text:style-name="T31">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28">- <text:span text:style-name="T33">Да-да, они у меня воспитанные, - вымученно улыбнулась кобыла-земнопони, задней ногой отодвинув жеребёнка от гипсового бюста.</text:span></text:p>
      <text:p text:style-name="P28">- <text:span text:style-name="T38">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38">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33"/>
      <text:p text:style-name="P31">Стайка пони <text:span text:style-name="T36">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31"/>
      <text:p text:style-name="P32">- <text:span text:style-name="T36">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32"/>
      <text:p text:style-name="P28">…</text:p>
      <text:p text:style-name="P28"/>
      <text:p text:style-name="P38">- И финальная часть нашей экспозиции, - <text:span text:style-name="T34">экскурсовод тряхнула копытом в сторону одинокой скульптуры, под которую был выделен целый зал.</text:span></text:p>
      <text:p text:style-name="P41"/>
      <text:p text:style-name="P41">Скульптура знавала и лучшие времена: <text:span text:style-name="T44">на припавшей к полу фигуре было </text:span>множество выщербин и царапин, одно крыло отломано, второе покрыто сетью трещин, часть хвоста остуств<text:span text:style-name="T61">овала</text:span>, голов<text:span text:style-name="T61">у</text:span> с <text:soft-page-break/>отбитым ухом венча<text:span text:style-name="T61">л</text:span> облом<text:span text:style-name="T61">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46">замирало</text:span> от осознания того, какой она могла бы быть до повреждений.</text:p>
      <text:p text:style-name="P41"/>
      <text:p text:style-name="P39"><text:span text:style-name="T34">- </text:span>Многие считают, что эта статуя – всё, что осталось от легендарной правительницы древней Эквестрии, принцессы Селестии. <text:span text:style-name="T45">По завершающей легенде селестианского цикла она сразилась с </text:span><text:span text:style-name="T24">Горгоном</text:span><text:span text:style-name="T45"> за право властвовать над всем Эквусом и они сразили друг друга после недели битвы.</text:span></text:p>
      <text:p text:style-name="P43">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36"/>
      <text:p text:style-name="P36">- <text:span text:style-name="T40">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36">- <text:span text:style-name="T42">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36">- <text:span text:style-name="T43">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37"/>
      <text:p text:style-name="P40">Его взрослые товарищи фейсхуфнули. <text:span text:style-name="T39">Экскурсовод поправила очки и окинула взором присмиревшую аудиторию.</text:span></text:p>
      <text:p text:style-name="P60">&lt;Побольше про Вьюва, развернуть&gt;</text:p>
      <text:p text:style-name="P35"/>
      <text:p text:style-name="P35">- <text:span text:style-name="T41">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41">Селестии </text:span>на <text:span text:style-name="T42">престоле</text:span> Эквестрии. <text:span text:style-name="T41">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35"/>
      <text:p text:style-name="Text_20_body">- <text:span text:style-name="T34">А вы сами как считаете? - перебила экскурсовода </text:span><text:span text:style-name="T25">Индиго</text:span><text:span text:style-name="T34">. - Это принцесса Селестия, или работа этого… как его… Эйр Мурпла?</text:span></text:p>
      <text:p text:style-name="P30"/>
      <text:p text:style-name="P30">Экскурсовод посмотрела на жеребёнка поверх очков и слабо улыбнулась.</text:p>
      <text:p text:style-name="P30"/>
      <text:p text:style-name="P30"><text:soft-page-break/>- <text:span text:style-name="T45">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42"/>
      <text:p text:style-name="P29">- <text:span text:style-name="T39">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29">- <text:span text:style-name="T37">Дасти Нупс, веди себя прилично! - шикнула на него учительница, - немедленно вернисть в группу!</text:span></text:p>
      <text:p text:style-name="P29">- <text:span text:style-name="T37">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29">- <text:span text:style-name="T47">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34"/>
      <text:p text:style-name="P34">&lt;<text:span text:style-name="T21">тут через картину с Аноном вваливается сам Анон. </text:span><text:span text:style-name="T26">Жеребята в страхе убегают, кроме Мистик Вьюва. Экскурсовод в ужасе прижимается к стенке</text:span>&gt;</text:p>
      <text:p text:style-name="P34"/>
      <text:p text:style-name="P44">Я подошёл к статуе.</text:p>
      <text:p text:style-name="P44"/>
      <text:p text:style-name="P44">- Сел…</text:p>
      <text:p text:style-name="P44"/>
      <text:p text:style-name="P44">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58">&lt;Развернуть боль Анона от осознания потери&gt;</text:p>
      <text:p text:style-name="P44"/>
      <text:p text:style-name="P44">- Ты же обещала дождаться меня…</text:p>
      <text:p text:style-name="P54"/>
      <text:p text:style-name="P56">Я поцеловал холодные губы статуи и <text:span text:style-name="T68">вышел на балкон. </text:span>П<text:span text:style-name="T68">ерегну</text:span>вшись<text:span text:style-name="T68"> через перила, </text:span>посмотрел вниз<text:span text:style-name="T68">.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58">&lt;развернуть страдания Анона&gt;</text:p>
      <text:p text:style-name="P57"><text:soft-page-break/></text:p>
      <text:p text:style-name="P45">Меня накрыла тень.</text:p>
      <text:p text:style-name="P45"/>
      <text:p text:style-name="P44">- Я обещала <text:span text:style-name="T48">тебя дождаться </text:span>и я выполнила своё о<text:span text:style-name="T48">б</text:span>ещание, мой маленький человек, - Селестия опустила голову мне на плечо.</text:p>
      <text:p text:style-name="P44">- <text:span text:style-name="T49">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46">Селестия в ответ прижала меня к себе крылом. <text:span text:style-name="T27">Одним</text:span><text:span text:style-name="T51">.</text:span></text:p>
      <text:p text:style-name="P45"/>
      <text:p text:style-name="P44">- <text:span text:style-name="T49">Ну же, Анон, не стоит так переживать, я же сказала, что буду ждать. Когда я тебя обманывала?</text:span></text:p>
      <text:p text:style-name="P44">- <text:span text:style-name="T50">Ты… Ты… Глупая ты лошадь… - бормотал я, крепче вжимаясь лицом в белоснежную шею.</text:span></text:p>
      <text:p text:style-name="P47">Аликорница только вздыхала.</text:p>
      <text:p text:style-name="P47"/>
      <text:p text:style-name="P47">Наконец я отпрянул от неё и вытер ладонью слёзы. <text:span text:style-name="T52">И снова перехватило дыхание – от ужаса.</text:span></text:p>
      <text:p text:style-name="P47">- <text:span text:style-name="T52">Сел!!!</text:span></text:p>
      <text:p text:style-name="P47">- <text:span text:style-name="T52">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47"/>
      <text:p text:style-name="P48">Аликорница недовольно сморщила нос. <text:span text:style-name="T53">Я оцепенело рассматривал сломанный рог, обломок кости вместо крыла и многочисленные рваные раны, покрывавшие тело Селестии.</text:span></text:p>
      <text:p text:style-name="P48"/>
      <text:p text:style-name="P48">- <text:span text:style-name="T53">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48">- <text:span text:style-name="T54">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49"/>
      <text:p text:style-name="P49">Жакет упал на пол, освободив пару крыльев. К нему же отправились и очки <text:span text:style-name="T55">с зажимом для волос</text:span>. <text:span text:style-name="T57">Освобождённая грива развернулась вокруг тёмной аликорницы пышным ореолом. Луна подошла к Селестии вплотную, нос к носу.</text:span></text:p>
      <text:p text:style-name="P49"/>
      <text:p text:style-name="P49">- <text:span text:style-name="T56">Мы рады, что ты вернулась.</text:span></text:p>
      <text:p text:style-name="P49"><text:soft-page-break/></text:p>
      <text:p text:style-name="P50">Коротко кивнув <text:span text:style-name="T58">и </text:span>мне, Луна отвернулась. За сухостью приветствия от меня не ускользнул быстрый жест крылом, как будто смахивающий пылинку с глаза.</text:p>
      <text:p text:style-name="P34"/>
      <text:p text:style-name="P34">…</text:p>
      <text:p text:style-name="P34"/>
      <text:p text:style-name="P34">- <text:span text:style-name="T59">ЛУНА! - Селестия притянула сестру к себе, заключив в объятиях. - Я не надеялась увидеть тебя живой!</text:span></text:p>
      <text:p text:style-name="P34">- <text:span text:style-name="T60">Сестрица, право же, оставь эти нежности! Подумаешь – не виделись </text:span><text:span text:style-name="T23">десять тысяч </text:span><text:span text:style-name="T60">лет, всего-то! - пробормотала Луна и обняла, в свою очередь, Селестию.</text:span></text:p>
      <text:p text:style-name="P51">- И кто бы говорил мне о надежде… Мне, тысячи лет присматривающей за статуей, в которую превратилась моя бесталанная сестра!..</text:p>
      <text:p text:style-name="P51">- Я так скучала! Я так переживала!</text:p>
      <text:p text:style-name="P51">- Я пыталась найти способ расколдовать тебя. Увы, заклятие ещё более сильное, чем то, что сослало меня на Луну когда-то…</text:p>
      <text:p text:style-name="P51"/>
      <text:p text:style-name="P51">Я смотрел на воркующих сестёр и сердце моё оттаивало. <text:span text:style-name="T62">Всё плохое, что могло произойти, осталось в прошлом и сейчас творилось только хорошее.</text:span></text:p>
      <text:p text:style-name="P51"/>
      <text:p text:style-name="P51">- <text:span text:style-name="T63">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51">- <text:span text:style-name="T63">Твоя правда, Сестра, - согласилась с ней Луна. - Я хотела сказать тебе позже, но ты сама всё поняла.</text:span></text:p>
      <text:p text:style-name="P52"/>
      <text:p text:style-name="P52">Старшая аликорница посмотрела на младшую и обе согласно кивнули.</text:p>
      <text:p text:style-name="P52"/>
      <text:p text:style-name="P52">- Анон, мы хотели бы вернуться. - Селестия с тревогой смотрела на меня. - Пойдёшь ли ты с нами?</text:p>
      <text:p text:style-name="P52">- Вернуться? Куда?</text:p>
      <text:p text:style-name="P52">- В наш изначальный мир, откуда мы пришли в Эквус. Нам нужно отдохнуть. Многотысячелетнее правление утомляет…</text:p>
      <text:p text:style-name="P52">- А потом?</text:p>
      <text:p text:style-name="P52">- Потом? Кто знает? Быть может, безмятежная тихая жизнь в уютном доме, быть может, новые миры и новые вызовы. Ты пойдёшь с нами?</text:p>
      <text:p text:style-name="P52">-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52">- Правильное решение, - кивнула Луна. - Мы рады. Как нам ни стыдно признаваться, но Мы привыкли к твоему присутствию и Нам не хватало бы твоих <text:span text:style-name="T64">тупых шуточек</text:span>. </text:p>
      <text:p text:style-name="P51"><text:soft-page-break/></text:p>
      <text:p text:style-name="P53">Я рассмеялся. Всё стало на свои места, как в старые добрые времена.</text:p>
      <text:p text:style-name="P53">- Тогда помчали?</text:p>
      <text:p text:style-name="P53">- Да. - Селестия повернулась к Луне. - Как в тот раз, после битвы у <text:span text:style-name="T65">Х</text:span>олодной скалы?</text:p>
      <text:p text:style-name="P53">- Да. По другому ты сейчас не сможешь.</text:p>
      <text:p text:style-name="P53"/>
      <text:p text:style-name="P53">Луна подошла вплотную к Селестии со стороны отсутствующего крыла, бок к боку, <text:span text:style-name="T65">и крепко обняла раненую аликорницу крылом.</text:span></text:p>
      <text:p text:style-name="P53">- <text:span text:style-name="T69">Проверим силы. Раз. Два. Три! - Луна взмахнула свободным крылом.</text:span></text:p>
      <text:p text:style-name="P62">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59">&lt;расписать тренировку – с виражами, кульбитами и пике&gt;</text:p>
      <text:p text:style-name="P62"/>
      <text:p text:style-name="P62">Наконец, тандем приземлился.</text:p>
      <text:p text:style-name="P53"/>
      <text:p text:style-name="P53">- <text:span text:style-name="T65">Анон, - обратилась ко мне Селестия, - Хотела бы я нести тебя сейчас… Увы – раны не позволят. Садись на Луну, пожалуйста…</text:span></text:p>
      <text:p text:style-name="P63">Луна <text:span text:style-name="T70">повернулась ко мне и нахмурилась</text:span>. <text:span text:style-name="T70">Я замялся, как школьник перед придирчивой учительницей. </text:span></text:p>
      <text:p text:style-name="P63"/>
      <text:p text:style-name="P63"><text:span text:style-name="T70">Честное слово, Сел могла бы придумать что-нибудь получше, чем ездить на этой фурии, Анон!</text:span></text:p>
      <text:p text:style-name="P63"/>
      <text:p text:style-name="P63"><text:span text:style-name="T70">Внезапно </text:span>строгую морду осветила улыбка и <text:span text:style-name="T70">бирюзовый глаз подмигнул мне.</text:span></text:p>
      <text:p text:style-name="P63"/>
      <text:p text:style-name="P63">- <text:span text:style-name="T70">Ты всё ещё боишься нас, Анон. Это после стольких-то лет знакомства. Это забавляет. Садись!</text:span></text:p>
      <text:p text:style-name="P63"/>
      <text:p text:style-name="P53">…</text:p>
      <text:p text:style-name="P53"/>
      <text:p text:style-name="P64">Мистик Вьюв – х<text:span text:style-name="T67">л</text:span>аб<text:span text:style-name="T67">л</text:span>ый! Мистик Вьюв не убе<text:span text:style-name="T67">з</text:span>ал, как <text:span text:style-name="T67">длугие</text:span>, <text:span text:style-name="T67">от</text:span> <text:span text:style-name="T67">стласного </text:span>Анон<text:span text:style-name="T67">а</text:span>! Мистик В<text:span text:style-name="T66">ь</text:span>юв <text:span text:style-name="T67">сплятался за занавеской и 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64"><text:span text:style-name="T67">Далеко-далеко в небо!</text:span></text:p>
      <text:p text:style-name="P53"/>
      <text:p text:style-name="P53"/>
      <text:p text:style-name="P51"/>
      <text:p text:style-name="P27"><text:soft-page-break/>===============================================================================</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26">…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25">...</text:p>
      <text:p text:style-name="P23">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22">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9">Я хрустнул пальцами и взялся за <text:span text:style-name="T7">карандаш</text:span>…</text:p>
      <text:p text:style-name="P9">…</text:p>
      <text:p text:style-name="P9"/>
      <text:p text:style-name="P10"/>
      <text:p text:style-name="P10">…</text:p>
      <text:p text:style-name="P3">-----------------------------------------------</text:p>
      <text:p text:style-name="P3">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8">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soft-page-break/>…</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06-30T01:41:25.144146414</dc:date>
    <meta:editing-duration>P2DT4H30M45S</meta:editing-duration>
    <meta:editing-cycles>144</meta:editing-cycles>
    <meta:generator>LibreOffice/5.1.6.2$Linux_X86_64 LibreOffice_project/10m0$Build-2</meta:generator>
    <meta:document-statistic meta:table-count="0" meta:image-count="0" meta:object-count="0" meta:page-count="10" meta:paragraph-count="136" meta:word-count="2789" meta:character-count="18463" meta:non-whitespace-character-count="15780"/>
  </office:meta>
</office:document-meta>
</file>